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ComplexTypeTraverser.XSDComplexTypeTraverser( XSDHandler handler , XSAttributeChecker gAttr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ComplexTypeTraverser.traverseGlobal( Element complexTypeNode , XSDocumentInfo schemaDoc , SchemaGrammar gramm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DComplexTypeTraverser.genAnonTypeName( Element complexTypeDec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DComplexTypeTraverser.traverseLocal( Element complexTypeNode , XSDocumentInfo schemaDoc , SchemaGrammar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DComplexTypeTraverser.addAnnotation( XSAnnotationImpl annot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DComplexTypeTraverser.getError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DComplexTypeTraverser.processComplexContent( Element complexContentChild , boolean isMixed , boolean isDerivation , XSDocumentInfo schemaDoc , SchemaGrammar grammar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9">
            <text:p text:style-name="Table_20_Contents">19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XSDComplexTypeTraverser.getError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plexTypeRecoverableError.ComplexTypeRecoverableError( String msgKey , Object [ ] args ,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DComplexTypeTraverser.contentBack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SDComplexTypeTraverser.traverseComplexTypeDecl( Element complexTypeDecl , String complexTypeName , Object [ ] attrValues , XSDocumentInfo schemaDoc , SchemaGrammar grammar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XSDComplexTypeTraverser.contentRe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DComplexTypeTraverser.traverseSimpleContentDecl( Element simpleContent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SDComplexTypeTraverser.traverseComplexContentDecl( Element complexContentDecl , boolean mixedOnComplexType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lexTypeRecoverableError.ComplexTypeRecoverabl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ComplexTypeTraverser.handleComplexTypeError( String messageId , Object [ ] args , Elem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DComplexTypeTraverser.traverseComplexContent( Element complexContentElement , boolean mixedOnType , XSDocumentInfo schemaDoc , SchemaGrammar grammar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96">
            <text:p text:style-name="Table_20_Contents">196</text:p>
          </table:table-cell>
        </table:table-row>
        <table:table-row>
          <table:table-cell office:value-type="string">
            <text:p text:style-name="Table_20_Contents">XSDComplexTypeTraverser.isAttrOrAttrGroup( Elem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DComplexTypeTraverser.traverseSimpleContent( Element simpleContentElement , XSDocumentInfo schemaDoc , SchemaGrammar grammar )</text:p>
          </table:table-cell>
          <table:table-cell office:value-type="float" office:value="44">
            <text:p text:style-name="Table_20_Contents">44</text:p>
          </table:table-cell>
          <table:table-cell office:value-type="float" office:value="40">
            <text:p text:style-name="Table_20_Contents">40</text:p>
          </table:table-cell>
          <table:table-cell office:value-type="float" office:value="244">
            <text:p text:style-name="Table_20_Contents">244</text:p>
          </table:table-cell>
        </table:table-row>
        <table:table-row>
          <table:table-cell office:value-type="string">
            <text:p text:style-name="Table_20_Contents">XSDComplexTypeTraverser.mergeAttributes( XSAttributeGroupDecl fromAttrGrp , XSAttributeGroupDecl toAttrGrp , String typeName , boolean extension , Element ele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